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sans-serif" svg:font-family="sans-serif"/>
    <style:font-face style:name="Arial3" svg:font-family="Arial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size="10.5pt"/>
    </style:style>
    <style:style style:name="P3" style:family="paragraph" style:parent-style-name="Text_20_body">
      <style:paragraph-properties fo:margin-top="0cm" fo:margin-bottom="0cm"/>
      <style:text-properties fo:font-weight="normal"/>
    </style:style>
    <style:style style:name="P4" style:family="paragraph" style:parent-style-name="Text_20_body">
      <style:paragraph-properties fo:margin-top="0cm" fo:margin-bottom="0cm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fo:font-weight="bold"/>
    </style:style>
    <style:style style:name="T3" style:family="text">
      <style:text-properties style:font-name="sans-serif" fo:font-size="17pt"/>
    </style:style>
    <style:style style:name="T4" style:family="text">
      <style:text-properties style:font-name="sans-serif" fo:font-size="13.5pt"/>
    </style:style>
    <style:style style:name="T5" style:family="text">
      <style:text-properties fo:font-size="10.5pt"/>
    </style:style>
    <style:style style:name="T6" style:family="text">
      <style:text-properties fo:font-size="16.5pt" fo:font-weight="bold" style:font-weight-asian="bold" style:font-weight-complex="bold"/>
    </style:style>
    <style:style style:name="T7" style:family="text">
      <style:text-properties fo:font-size="13.5pt"/>
    </style:style>
    <style:style style:name="T8" style:family="text">
      <style:text-properties fo:font-weight="bold"/>
    </style:style>
    <style:style style:name="T9" style:family="text">
      <style:text-properties style:font-name="Arial1" fo:font-size="14pt" fo:font-weight="bold"/>
    </style:style>
    <style:style style:name="T10" style:family="text">
      <style:text-properties style:font-name="DejaVu Serif Condensed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ir</text:span> <text:span text:style-name="T1">widersprechen der</text:span> <text:span text:style-name="T1">angekündigten</text:span> <text:span text:style-name="T1">massiven Erhöhung der Militärausgaben</text:span><text:line-break/><text:span text:style-name="T1">sowie der geplanten Festschreibung</text:span> <text:span text:style-name="T1">von Militärausgaben im Grundgesetz.</text:span><text:line-break/><text:span text:style-name="T1">Die dadurch</text:span> <text:span text:style-name="T1">vorgesehenen</text:span> <text:span text:style-name="T1">tatsächlichen Ausgaben</text:span> <text:span text:style-name="T1">2022</text:span> <text:span text:style-name="T1">für die Bundeswehr</text:span> <text:span text:style-name="T1">in Höhe von</text:span> <text:span text:style-name="T1">70</text:span> <text:span text:style-name="T1">Mrd.Euro</text:span> <text:span text:style-name="T1">entsprechen</text:span><text:line-break/>• <text:span text:style-name="T1">dem</text:span> <text:span text:style-name="T1">3.500-fachen</text:span> <text:span text:style-name="T1">der</text:span> <text:span text:style-name="T1">aktuellen</text:span> <text:span text:style-name="T1">Ausgaben</text:span> <text:span text:style-name="T1">des Auswärtigen Amtes für Internationale Mediation (20 Mio. Euro</text:span> – <text:span text:style-name="T1">das</text:span> <text:span text:style-name="T1">AA</text:span> <text:span text:style-name="T1">ist an 30 bis 40</text:span> <text:span text:style-name="T1">sehr erfolgreichen</text:span> <text:span text:style-name="T1">und</text:span> <text:span text:style-name="T1">nachhaltig</text:span> <text:span text:style-name="T1">friedensschaffenden</text:span> <text:span text:style-name="T1">und</text:span> <text:span text:style-name="T1">damit enorme</text:span> <text:span text:style-name="T1">Folgekosten sparenden Mediationsprojekten beteiligt)</text:span><text:line-break/>• <text:span text:style-name="T1">dem</text:span> <text:span text:style-name="T1">1.300-fachen der</text:span> <text:span text:style-name="T1">aktuellen</text:span> <text:span text:style-name="T1">Ausgaben</text:span> <text:span text:style-name="T1">für den Zivilen Friedensdienst</text:span> <text:span text:style-name="T1">(55 Mio. Euro)</text:span></text:p>
      <text:p text:style-name="P1"> <text:span text:style-name="T3">Gleichzeitig sind die nächsten Wochen eine wohl</text:span><text:span text:style-name="T5"> </text:span><text:span text:style-name="T3">einmalige Chance,</text:span><text:span text:style-name="T5"><text:line-break/></text:span><text:span text:style-name="T1">im Zuge dieser großen Zahlen jetzt</text:span><text:span text:style-name="T5"> </text:span><text:span text:style-name="T1">gleichzeitig</text:span><text:span text:style-name="T5"> </text:span><text:span text:style-name="T1">eine</text:span><text:span text:style-name="T5"> </text:span><text:span text:style-name="T1">relativ</text:span><text:span text:style-name="T5"> </text:span><text:span text:style-name="T1">starke Erhöhung der Ausgaben für Zivile Konfliktbearbeitung und Krisenprävention zu erreichen.</text:span></text:p>
      <text:p text:style-name="P1"><text:line-break/><text:span text:style-name="T6">Wir fordern jährlich 10% der zusätzlich verausgabten Summen für einen Auf- und Ausbauplan "Zivile Konfliktbearbeitung und Krisenprävention"</text:span></text:p>
      <text:p text:style-name="P1"/>
      <text:p text:style-name="P1"> <text:span text:style-name="T1">Des weiteren fordern wir</text:span> <text:span text:style-name="T1">folgende</text:span> <text:span text:style-name="T1">neue Haushaltsstellen:</text:span><text:line-break/><text:span text:style-name="T1">1.</text:span> <text:span text:style-name="T1">Friedens-Attachés in jeder Deutschen Botschaft</text:span><text:line-break/><text:span text:style-name="T1">In Ländern, mit denen Deutschland in verteidigungspolitischen Fragen zusammenarbeitet</text:span><text:line-break/><text:span text:style-name="T1">oder die aus verteidigungspolitischer Sicht von besonderem Interesse sind,</text:span><text:line-break/><text:span text:style-name="T1">ist den deutschen</text:span> <text:span text:style-name="T1">Botschaften</text:span> <text:span text:style-name="T1">bisher</text:span> <text:span text:style-name="T1">jeweils</text:span> <text:span text:style-name="T1">ein Militärattaché zugeordnet.</text:span><text:line-break/><text:span text:style-name="T1">Wir fordern die zusätzliche Einrichtung</text:span> <text:span text:style-name="T1">speziell ausgebildeter Friedens-Attachés</text:span><text:line-break/><text:span text:style-name="T1">in allen deutschen Botschaften.</text:span></text:p>
      <text:p text:style-name="P1"><text:span text:style-name="T1">2.</text:span> <text:span text:style-name="T1">Fortbildung in</text:span> <text:span text:style-name="T1">Sozialer</text:span> <text:span text:style-name="T1">Verteidigung</text:span><text:line-break/><text:span text:style-name="T1">Die baltischen Staaten haben schon</text:span> <text:span text:style-name="T1">2016</text:span> <text:span text:style-name="T1">Sicherheitsstrategien</text:span> <text:span text:style-name="T1">für "zuverlässige Abschreckung" verabschiedet, "die die Vorbereitung der Bürger auf den unbewaffneten aktiven zivilen Widerstand [erfordert], [einschließlich] der Förderung ihres Willens und ihrer Widerstandsfähigkeit gegenüber Informationsangriffen sowie ihrer Fähigkeit, sich an einem</text:span> <text:span text:style-name="T1">vollständigem</text:span> <text:span text:style-name="T1">Widerstand ...</text:span> <text:span text:style-name="T1">der ganzen Nation zu beteiligen".</text:span></text:p>
      <text:p text:style-name="P1"><text:span text:style-name="T1">Das litauische Verteidigungsministerium hat</text:span> <text:span text:style-name="T1">dazu</text:span> <text:span text:style-name="T1">zwei Handbücher über </text:span><text:soft-page-break/><text:span text:style-name="T1">die "Formen und</text:span><text:line-break/><text:span text:style-name="T1">Grundsätze des zivilen Widerstands" im Rahmen der Landesverteidigung herausgegeben.</text:span><text:line-break/><text:span text:style-name="T1">Es gilt, auch die deutsche Bevölkerung</text:span> <text:span text:style-name="T1">flächendeckend</text:span> <text:span text:style-name="T1">in</text:span> <text:span text:style-name="T1">gewaltfreier sozialer</text:span> <text:span text:style-name="T1">Verteidigung</text:span><text:line-break/><text:span text:style-name="T1">auszubilden.</text:span></text:p>
      <text:p text:style-name="P1"><text:span text:style-name="T4">3</text:span><text:span text:style-name="T1">.</text:span> <text:span text:style-name="T1">Verankerung einer konstruktiven Konfliktkultur in der Breite unserer Gesellschaft</text:span></text:p>
      <text:p text:style-name="P1"><text:span text:style-name="T1">a.</text:span> <text:span text:style-name="T1">Ausbildung</text:span> <text:span text:style-name="T1">und Einsatz</text:span> <text:span text:style-name="T1">Ziviler</text:span> <text:span text:style-name="T1">Friedensfachkräfte</text:span><text:line-break/><text:span text:style-name="T1">Die</text:span> <text:span text:style-name="T1">bereits etablierte zivilgesellschaftliche wie auch staatliche</text:span> <text:span text:style-name="T1">Ausbildung und der</text:span> <text:span text:style-name="T1">vom</text:span><text:line-break/><text:span text:style-name="T1">Konsortium Ziviler Friedensdienst koordinierte</text:span> <text:span text:style-name="T1">Einsatz Ziviler Friedensfachkräfte</text:span> <text:span text:style-name="T1">ist stark</text:span><text:line-break/><text:span text:style-name="T1">auszubauen (aktueller</text:span> <text:span text:style-name="T1">Haushaltstitel = 55 Mio. Euro / Jahr)</text:span></text:p>
      <text:p text:style-name="P1"><text:line-break/><text:span text:style-name="T1">b.</text:span> <text:span text:style-name="T1">Breite Aus-</text:span> <text:span text:style-name="T1">und Fortbildung</text:span> <text:span text:style-name="T1">in Ziviler Konfliktbearbeitung</text:span><text:line-break/><text:span text:style-name="T1">Darüberhinaus gilt es,</text:span> <text:span text:style-name="T1">sowohl in der Erwachsenen-</text:span> <text:span text:style-name="T1">wie in der Schulbildung Fähigkeiten</text:span><text:line-break/><text:span text:style-name="T1">zur konstruktiven Konfliktbearbeitung auszubilden und flächendeckend zu fördern.</text:span></text:p>
      <text:p text:style-name="P1"><text:line-break/><text:span text:style-name="T1">4.</text:span> <text:span text:style-name="T1">Öffentlichkeitsarbeit</text:span> <text:span text:style-name="T1">für Zivile Konfliktbearbeitung</text:span><text:line-break/><text:span text:style-name="T1">Wir benötigen</text:span><text:line-break/><text:span text:style-name="T7">a.</text:span><text:span text:style-name="T1">ein</text:span> <text:span text:style-name="T1">Bundesförderprogramm</text:span>  <text:span text:style-name="T7">"</text:span><text:span text:style-name="T1">100 Bildungs-Promotor*innen für</text:span> <text:span text:style-name="T1">Zivile</text:span> <text:span text:style-name="T1">Krisenprävention und</text:span> <text:span text:style-name="T1">-</text:span><text:line-break/><text:span text:style-name="T1">intervention</text:span><text:span text:style-name="T7">"</text:span><text:line-break/><text:span text:style-name="T7">b. </text:span><text:span text:style-name="T1">flächendeckende Öffentlichkeitsarbeit über die Wirksamkeit Sozialer Verteidigung, gewalt-</text:span><text:line-break/><text:span text:style-name="T10">freien</text:span><text:span text:style-name="T1"> Widerstands,</text:span> <text:span text:style-name="T1">Ziviler Krisenprävention und</text:span> <text:span text:style-name="T1">-intervention</text:span> <text:span text:style-name="T1">sowie</text:span> <text:span text:style-name="T1">konstruktive Konflikt-</text:span><text:line-break/><text:span text:style-name="T1">bearbeitung</text:span></text:p>
      <text:p text:style-name="P1"><text:line-break/> <text:span text:style-name="T2">Im</text:span> <text:span text:style-name="T2">Koalitionsvertrag haben die Koalitionsparteien im Dezember 2021 formuliert:</text:span><text:line-break/>„<text:span text:style-name="T2">Die</text:span> <text:span text:style-name="T2">Ausgaben für Krisenprävention, Humanitäre Hilfe, AKBP und</text:span> <text:span text:style-name="T2">Entwicklungszusammenarbeit sollen wie bisher im Maßstab eins-zu-eins</text:span> <text:span text:style-name="T2">wie die Ausgaben für</text:span> <text:span text:style-name="T2">Verteidigung steigen</text:span> <text:span text:style-name="T2">auf Grundlage des Haushaltes 2021.</text:span>“ <text:span text:style-name="T2">(S. 150)</text:span><text:line-break/>• <text:span text:style-name="T2">Auch Sven Kindler, der haushaltspolitische Sprecher der Bundestagsfraktion B90/Die</text:span> <text:span text:style-name="T2">Grünen, hat im</text:span> <text:span text:style-name="T2">Interview mit dem ARD-Hauptstadtstudio am 3. März 2022 formuliert:</text:span><text:line-break/>„<text:span text:style-name="T2">Wenn Deutschland mehr Verantwortung in der Welt übernehmen </text:span><text:soft-page-break/><text:span text:style-name="T2">will, dann gehört dazu genauso, die Gelder für</text:span> <text:span text:style-name="T2">...</text:span> <text:span text:style-name="T2">zivile Krisenprävention</text:span> <text:span text:style-name="T2">...</text:span> <text:span text:style-name="T2">aufzustocken.</text:span><text:line-break/><text:span text:style-name="T2">All das ist auch laut Koalitionsvertrag gekoppelt an eine Erhöhung des Wehretats."</text:span><text:line-break/>• <text:span text:style-name="T2">Dies jetzt angesichts der außergewöhnlichen Entwicklungen und geplanten Ausgabensteigerungen für militärische Verteidigung zu fordern, wäre</text:span> <text:span text:style-name="T2">allerdings</text:span> <text:span text:style-name="T2">unmäßig und unrealistisch.</text:span><text:line-break/><text:span text:style-name="T2">Angesichts dieser Festlegung im Koalitionsvertrag</text:span> <text:span text:style-name="T2">ist unsere</text:span> <text:span text:style-name="T2">Forderung</text:span> „<text:span text:style-name="T2">10 % für Zivil</text:span>“ <text:span text:style-name="T2">das realistische Minimum, das der Bundestag</text:span> <text:span text:style-name="T2">jetzt</text:span> <text:span text:style-name="T2">beschließen sollte.</text:span> </text:p>
      <text:p text:style-name="P1"> <text:span text:style-name="T2">Praktisch</text:span><text:span text:style-name="T8"> </text:span><text:span text:style-name="T2">alle UN-Berichte sowie Evaluierungen bisheriger Auslandseinsätze fordern</text:span><text:span text:style-name="T8"><text:line-break/></text:span><text:span text:style-name="T2">verstärkte Investitionen in die zivilen und polizeilichen Instrumente internationaler Missionen:</text:span><text:span text:style-name="T8"><text:line-break/>• </text:span><text:span text:style-name="T2">Ausgaben für Krisenprävention haben einen 16-fach höheren Wirkungsgrad</text:span><text:span text:style-name="T8"><text:line-break/></text:span><text:span text:style-name="T2">(UN/Weltbank-Studie „Pathways for Peace“ 2018)</text:span><text:span text:style-name="T8"><text:line-break/>• </text:span><text:span text:style-name="T2">Das „High-Level Independent Panel on United Nations Peace Operations“ (HIPPO,</text:span><text:span text:style-name="T8"><text:line-break/></text:span><text:span text:style-name="T2">Hochrangige Unabhängige Untersuchung von UN-Friedensoperationen) empfahl 2015,</text:span><text:span text:style-name="T8"><text:line-break/></text:span><text:span text:style-name="T2">dass unbewaffnete Strategien im Vordergrund von UN-Bemühungen um den Schutz von</text:span> <text:span text:style-name="T2">Zivilbevölkerungen stehen müssen.</text:span><text:span text:style-name="T8"><text:line-break/></text:span><text:span text:style-name="T2">Die „Fokussierung von UN-Missionen auf militärische Interventionen“ sei „kontraproduktiv“.</text:span><text:span text:style-name="T8"> </text:span></text:p>
      <text:p text:style-name="P1"/>
      <text:p text:style-name="P1">Konkret erhoffen wir uns von Ihnen, <text:s/>dass Sie unsere Forderungen ins Gespräch mit den Mitgliedern des Bundestagshaushaltsausschusses einbringen und unterstützen. </text:p>
      <text:p text:style-name="P1">Wir wären Ihnen sehr dankbar, wenn Sie uns über das Ergebnis dieser Gespräche informieren würden.</text:p>
      <text:p text:style-name="P1"><text:s/>Gerne besuchen wir Sie auch in Ihrem Wahlkreisbüro, um im persönlichen Kontakt unser Anliegen ausführlicher zu begründen, gemäß dem Angebot im Koalitionsvertrag vom Dezember 2021:</text:p>
      <text:p text:style-name="P3"><text:span text:style-name="T9">"Wir suchen aktiv den Dialog mit den Bürgerinnen und Bürgern über die Herausforderungen der internationalen Politik."</text:span> <text:span text:style-name="T9">(S. 144)</text:span></text:p>
      <text:p text:style-name="P3">Mit freundlichen Grüßen</text:p>
      <text:p text:style-name="P3">(unser aller Namen in alphabetischer Reihenfolge)</text:p>
      <text:p text:style-name="P1"/>
      <text:p text:style-name="P1"/>
      <text:p text:style-name="P1"/>
      <text:p text:style-name="P1"/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sans-serif" svg:font-family="sans-serif"/>
    <style:font-face style:name="Arial3" svg:font-family="Arial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Grünwald</meta:initial-creator>
    <meta:creation-date>2022-04-01T12:09:16.45</meta:creation-date>
    <dc:date>2022-04-02T10:59:48.83</dc:date>
    <dc:creator>Eduard Grünwald</dc:creator>
    <meta:editing-duration>PT9M3S</meta:editing-duration>
    <meta:editing-cycles>1</meta:editing-cycles>
    <meta:generator>OpenOffice/4.0.1$Win32 OpenOffice.org_project/401m5$Build-9714</meta:generator>
    <meta:document-statistic meta:table-count="0" meta:image-count="0" meta:object-count="0" meta:page-count="3" meta:paragraph-count="19" meta:word-count="663" meta:character-count="5463"/>
  </office:meta>
</office:document-meta>
</file>